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f32c5" officeooo:paragraph-rsid="000f32c5"/>
    </style:style>
    <style:style style:name="P2" style:family="paragraph" style:parent-style-name="Standard">
      <style:text-properties fo:language="en" fo:country="US" officeooo:rsid="00103a8e" officeooo:paragraph-rsid="00103a8e"/>
    </style:style>
    <style:style style:name="P3" style:family="paragraph" style:parent-style-name="Standard">
      <style:text-properties fo:language="en" fo:country="US" officeooo:rsid="00110726" officeooo:paragraph-rsid="00110726"/>
    </style:style>
    <style:style style:name="P4" style:family="paragraph" style:parent-style-name="Standard">
      <style:text-properties fo:language="en" fo:country="US" officeooo:rsid="0012987f" officeooo:paragraph-rsid="0012987f"/>
    </style:style>
    <style:style style:name="P5" style:family="paragraph" style:parent-style-name="Standard">
      <style:text-properties fo:language="en" fo:country="US" officeooo:rsid="001442b0" officeooo:paragraph-rsid="001442b0"/>
    </style:style>
    <style:style style:name="P6" style:family="paragraph" style:parent-style-name="Standard">
      <style:text-properties fo:language="en" fo:country="US" officeooo:rsid="00154c65" officeooo:paragraph-rsid="00154c65"/>
    </style:style>
    <style:style style:name="P7" style:family="paragraph" style:parent-style-name="Standard">
      <style:text-properties fo:language="en" fo:country="US" officeooo:rsid="00167ccb" officeooo:paragraph-rsid="00167ccb"/>
    </style:style>
    <style:style style:name="P8" style:family="paragraph" style:parent-style-name="Standard">
      <style:text-properties fo:language="en" fo:country="US" officeooo:rsid="00179e0b" officeooo:paragraph-rsid="00179e0b"/>
    </style:style>
    <style:style style:name="P9" style:family="paragraph" style:parent-style-name="Standard">
      <style:text-properties fo:language="en" fo:country="US" officeooo:rsid="00186321" officeooo:paragraph-rsid="00186321"/>
    </style:style>
    <style:style style:name="P10" style:family="paragraph" style:parent-style-name="Standard">
      <style:text-properties fo:language="en" fo:country="US" officeooo:rsid="0018cf3f" officeooo:paragraph-rsid="0018cf3f"/>
    </style:style>
    <style:style style:name="P11" style:family="paragraph" style:parent-style-name="Standard">
      <style:text-properties fo:language="en" fo:country="US" officeooo:rsid="0019d531" officeooo:paragraph-rsid="0019d531"/>
    </style:style>
    <style:style style:name="P12" style:family="paragraph" style:parent-style-name="Standard">
      <style:text-properties fo:language="en" fo:country="US" officeooo:rsid="001b0aea" officeooo:paragraph-rsid="001b0aea"/>
    </style:style>
    <style:style style:name="P13" style:family="paragraph" style:parent-style-name="Standard">
      <style:text-properties fo:language="en" fo:country="US" officeooo:rsid="001c67a2" officeooo:paragraph-rsid="001c67a2"/>
    </style:style>
    <style:style style:name="P14" style:family="paragraph" style:parent-style-name="Standard">
      <style:text-properties fo:language="en" fo:country="US" officeooo:rsid="001d7452" officeooo:paragraph-rsid="001d7452"/>
    </style:style>
    <style:style style:name="P15" style:family="paragraph" style:parent-style-name="Standard">
      <style:text-properties fo:language="en" fo:country="US" officeooo:rsid="001d9ea9" officeooo:paragraph-rsid="001d9ea9"/>
    </style:style>
    <style:style style:name="P16" style:family="paragraph" style:parent-style-name="Standard">
      <style:text-properties fo:language="en" fo:country="US" officeooo:rsid="0027207e" officeooo:paragraph-rsid="0027207e"/>
    </style:style>
    <style:style style:name="P17" style:family="paragraph" style:parent-style-name="Standard">
      <style:text-properties fo:language="en" fo:country="US" officeooo:rsid="00287666" officeooo:paragraph-rsid="00287666"/>
    </style:style>
    <style:style style:name="P18" style:family="paragraph" style:parent-style-name="Standard">
      <style:text-properties fo:language="en" fo:country="US" officeooo:rsid="0029a8c4" officeooo:paragraph-rsid="0029a8c4"/>
    </style:style>
    <style:style style:name="P19" style:family="paragraph" style:parent-style-name="Standard">
      <style:text-properties fo:language="en" fo:country="US" officeooo:rsid="0029ac7d" officeooo:paragraph-rsid="0029ac7d"/>
    </style:style>
    <style:style style:name="P20" style:family="paragraph" style:parent-style-name="Standard">
      <style:text-properties fo:language="en" fo:country="US" officeooo:rsid="002c1ce1" officeooo:paragraph-rsid="002c1ce1"/>
    </style:style>
    <style:style style:name="P21" style:family="paragraph" style:parent-style-name="Standard">
      <style:text-properties officeooo:paragraph-rsid="00231532"/>
    </style:style>
    <style:style style:name="P22" style:family="paragraph" style:parent-style-name="Standard">
      <style:text-properties fo:language="uk" fo:country="UA" officeooo:rsid="001d9ea9" officeooo:paragraph-rsid="001f34f8"/>
    </style:style>
    <style:style style:name="P23" style:family="paragraph" style:parent-style-name="Standard">
      <style:text-properties fo:language="uk" fo:country="UA" officeooo:rsid="002c1ce1" officeooo:paragraph-rsid="002c1ce1"/>
    </style:style>
    <style:style style:name="P24" style:family="paragraph" style:parent-style-name="Standard">
      <style:text-properties officeooo:paragraph-rsid="003102a5"/>
    </style:style>
    <style:style style:name="P25" style:family="paragraph" style:parent-style-name="Standard">
      <style:text-properties officeooo:paragraph-rsid="0032325d"/>
    </style:style>
    <style:style style:name="P26" style:family="paragraph" style:parent-style-name="Standard">
      <style:text-properties officeooo:paragraph-rsid="003377a5"/>
    </style:style>
    <style:style style:name="P27" style:family="paragraph" style:parent-style-name="Standard">
      <style:text-properties officeooo:paragraph-rsid="00342972"/>
    </style:style>
    <style:style style:name="T1" style:family="text">
      <style:text-properties fo:language="uk" fo:country="UA"/>
    </style:style>
    <style:style style:name="T2" style:family="text">
      <style:text-properties style:font-name="Liberation Serif" fo:language="uk" fo:country="UA" officeooo:rsid="001d9ea9"/>
    </style:style>
    <style:style style:name="T3" style:family="text">
      <style:text-properties style:font-name="Liberation Serif" fo:language="uk" fo:country="UA" officeooo:rsid="003102a5"/>
    </style:style>
    <style:style style:name="T4" style:family="text">
      <style:text-properties style:font-name="Liberation Serif" fo:language="uk" fo:country="UA" officeooo:rsid="0032325d"/>
    </style:style>
    <style:style style:name="T5" style:family="text">
      <style:text-properties style:font-name="Liberation Serif" fo:language="uk" fo:country="UA" officeooo:rsid="003377a5"/>
    </style:style>
    <style:style style:name="T6" style:family="text">
      <style:text-properties style:font-name="Liberation Serif" fo:language="uk" fo:country="UA" officeooo:rsid="00342972"/>
    </style:style>
    <style:style style:name="T7" style:family="text">
      <style:text-properties style:font-name="Liberation Serif" fo:language="uk" fo:country="UA" officeooo:rsid="00347d08"/>
    </style:style>
    <style:style style:name="T8" style:family="text">
      <style:text-properties style:font-name="Liberation Serif" officeooo:rsid="003102a5"/>
    </style:style>
    <style:style style:name="T9" style:family="text">
      <style:text-properties style:font-name="Liberation Serif" fo:language="en" fo:country="US" officeooo:rsid="003102a5"/>
    </style:style>
    <style:style style:name="T10" style:family="text">
      <style:text-properties style:font-name="Liberation Serif" fo:language="en" fo:country="US" officeooo:rsid="0032325d"/>
    </style:style>
    <style:style style:name="T11" style:family="text">
      <style:text-properties style:font-name="Liberation Serif" fo:language="en" fo:country="US" officeooo:rsid="003377a5"/>
    </style:style>
    <style:style style:name="T12" style:family="text">
      <style:text-properties style:font-name="Liberation Serif" fo:language="en" fo:country="US" officeooo:rsid="00342972"/>
    </style:style>
    <style:style style:name="T13" style:family="text">
      <style:text-properties style:font-name="Liberation Serif" fo:language="en" fo:country="US" officeooo:rsid="00347d08"/>
    </style:style>
    <style:style style:name="T14" style:family="text">
      <style:text-properties style:font-name="Liberation Serif" officeooo:rsid="003377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w line – <text:span text:style-name="T1">видимий пробіл</text:span></text:p>
      <text:p text:style-name="P2">thus – <text:span text:style-name="T1">таким чином</text:span></text:p>
      <text:p text:style-name="P3">even if – <text:span text:style-name="T1">навіть якщо</text:span></text:p>
      <text:p text:style-name="P4">forbid – <text:span text:style-name="T1">забороняти</text:span></text:p>
      <text:p text:style-name="P5">mismatch – <text:span text:style-name="T1">невідповідність</text:span></text:p>
      <text:p text:style-name="P6">decision – <text:span text:style-name="T1">рішення</text:span></text:p>
      <text:p text:style-name="P7">encourage – <text:span text:style-name="T1">заохочувати</text:span></text:p>
      <text:p text:style-name="P8">caveat – <text:span text:style-name="T1">застереження</text:span></text:p>
      <text:p text:style-name="P9">regardless of – <text:span text:style-name="T1">незважаючи на </text:span></text:p>
      <text:p text:style-name="P10">chunk – <text:span text:style-name="T1">шматок</text:span></text:p>
      <text:p text:style-name="P11">assume – <text:span text:style-name="T1">допускати</text:span></text:p>
      <text:p text:style-name="P12">so that – <text:span text:style-name="T1">так що</text:span></text:p>
      <text:p text:style-name="P13">in the form mentioned above – <text:span text:style-name="T1">у формі згаданій вище</text:span></text:p>
      <text:p text:style-name="P14">take a while – <text:span text:style-name="T1">займати час</text:span></text:p>
      <text:p text:style-name="P15">diverge – <text:span text:style-name="T1">розходитися</text:span></text:p>
      <text:p text:style-name="P22">impact – вплив</text:p>
      <text:p text:style-name="P21"><text:span text:style-name="Source_20_Text"><text:span text:style-name="T2">occasionally — іноді</text:span></text:span></text:p>
      <text:p text:style-name="P24"><text:span text:style-name="Source_20_Text"><text:span text:style-name="T9">as well<text:tab/>- </text:span></text:span><text:span text:style-name="Source_20_Text"><text:span text:style-name="T3">так само</text:span></text:span></text:p>
      <text:p text:style-name="P25"><text:span text:style-name="Source_20_Text"><text:span text:style-name="T10">due to the fact that – </text:span></text:span><text:span text:style-name="Source_20_Text"><text:span text:style-name="T4">з огляду на те, що</text:span></text:span></text:p>
      <text:p text:style-name="P26"><text:span text:style-name="Source_20_Text"><text:span text:style-name="T11">guess – </text:span></text:span><text:span text:style-name="Source_20_Text"><text:span text:style-name="T5">здогадуватися</text:span></text:span></text:p>
      <text:p text:style-name="P27"><text:span text:style-name="Source_20_Text"><text:span text:style-name="T13">only </text:span></text:span><text:span text:style-name="Source_20_Text"><text:span text:style-name="T12">a vague idea of smth. - </text:span></text:span><text:span text:style-name="Source_20_Text"><text:span text:style-name="T7">тільки </text:span></text:span><text:span text:style-name="Source_20_Text"><text:span text:style-name="T6">туманна ідея про</text:span></text:span></text:p>
      <text:p text:style-name="P24"><text:span text:style-name="Source_20_Text"><text:span text:style-name="T3"/></text:span></text:p>
      <text:p text:style-name="P16">to no purpose – <text:span text:style-name="T1">даремно</text:span></text:p>
      <text:p text:style-name="P16"><text:span text:style-name="Strong_20_Emphasis">on purpose</text:span> – <text:span text:style-name="T1">навмисне</text:span></text:p>
      <text:p text:style-name="P17">linear in the number of – <text:span text:style-name="T1">лінійна залежить від</text:span></text:p>
      <text:p text:style-name="P18">beforehand – <text:span text:style-name="T1">заздалегідь</text:span></text:p>
      <text:p text:style-name="P19">incurse – <text:span text:style-name="T1">бере на себе</text:span></text:p>
      <text:p text:style-name="P20">overhead – <text:span text:style-name="T1">накладні витрати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draw:fill="none" draw:fill-color="#729fcf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1:05:28.511000000</meta:creation-date>
    <dc:date>2017-03-16T18:52:17.720000000</dc:date>
    <meta:editing-duration>P5DT9H56M5S</meta:editing-duration>
    <meta:editing-cycles>30</meta:editing-cycles>
    <meta:generator>LibreOffice/5.3.0.3$Windows_X86_64 LibreOffice_project/7074905676c47b82bbcfbea1aeefc84afe1c50e1</meta:generator>
    <meta:document-statistic meta:table-count="0" meta:image-count="0" meta:object-count="0" meta:page-count="1" meta:paragraph-count="27" meta:word-count="105" meta:character-count="676" meta:non-whitespace-character-count="572"/>
  </office:meta>
</office:document-meta>
</file>